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6" style:family="graphic" style:parent-style-name="objectwithoutfill">
      <style:graphic-properties svg:stroke-width="0.05cm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marker-start="Arrowheads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1.226cm"/>
    </style:style>
    <style:style style:name="gr9" style:family="graphic" style:parent-style-name="standard">
      <style:graphic-properties draw:stroke="none" svg:stroke-color="#000000" draw:fill="none" draw:fill-color="#ffffff" fo:min-height="5.011cm"/>
    </style:style>
    <style:style style:name="gr10" style:family="graphic" style:parent-style-name="standard">
      <style:graphic-properties draw:stroke="none" svg:stroke-color="#000000" draw:fill="none" draw:fill-color="#ffffff" fo:min-height="1.385cm"/>
    </style:style>
    <style:style style:name="gr1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marker-start-width="0.275cm" draw:marker-end-width="0.275cm" draw:fill="solid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Fine_20_Dashed" svg:stroke-width="0.0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draw:marker-start="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9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color="#ffffff" draw:fill="solid" draw:fill-color="#ffffff" draw:auto-grow-height="true" draw:auto-grow-width="false" fo:max-height="0cm" fo:min-height="0.75cm"/>
    </style:style>
    <style:style style:name="gr2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2c001e" draw:auto-grow-height="true" draw:auto-grow-width="false" fo:max-height="0cm" fo:min-height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4" style:family="graphic" style:parent-style-name="standard">
      <style:graphic-properties draw:stroke="solid" svg:stroke-color="#ffffff" draw:fill="none" draw:fill-color="#ffffff" draw:auto-grow-height="true" draw:auto-grow-width="false" fo:max-height="0cm" fo:min-height="0.55cm"/>
    </style:style>
    <style:style style:name="gr25" style:family="graphic" style:parent-style-name="standard">
      <style:graphic-properties draw:stroke="solid" svg:stroke-color="#ffffff" draw:fill="none" draw:fill-color="#ffffff" draw:auto-grow-height="true" draw:auto-grow-width="false" fo:max-height="0cm" fo:min-height="0.75cm"/>
    </style:style>
    <style:style style:name="gr26" style:family="graphic" style:parent-style-name="standard">
      <style:graphic-properties svg:stroke-width="0.2cm" svg:stroke-color="#000000" draw:fill="none" draw:fill-color="#000000" draw:textarea-vertical-align="middle" draw:auto-grow-height="false" fo:min-height="0.749cm" fo:min-width="0.499cm" fo:padding-top="0.225cm" fo:padding-bottom="0.225cm" fo:padding-left="0.35cm" fo:padding-right="0.35cm"/>
    </style:style>
    <style:style style:name="gr27" style:family="graphic" style:parent-style-name="objectwithoutfill">
      <style:graphic-properties svg:stroke-width="0.3cm" svg:stroke-color="#000000" draw:marker-start-width="0.35cm" draw:marker-end="Arrow" draw:marker-end-width="0.75cm" draw:fill="none" draw:fill-color="#000000" draw:textarea-vertical-align="middle" fo:padding-top="0.275cm" fo:padding-bottom="0.275cm" fo:padding-left="0.4cm" fo:padding-right="0.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solid" svg:stroke-color="#ffffff" draw:fill="solid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0.691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color="#000080" fo:font-size="24pt" style:font-size-asian="24pt" style:font-size-complex="24pt"/>
    </style:style>
    <style:style style:name="P9" style:family="paragraph">
      <style:paragraph-properties fo:text-align="start"/>
      <style:text-properties fo:font-weight="normal" style:font-weight-asian="normal" style:font-weight-complex="normal"/>
    </style:style>
    <style:style style:name="P10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1" style:family="paragraph"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24pt" style:font-size-asian="24pt" style:font-size-complex="24pt"/>
    </style:style>
    <style:style style:name="P14" style:family="paragraph">
      <style:text-properties fo:color="#000080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text-align="center"/>
      <style:text-properties fo:color="#000000" fo:font-size="24pt" style:font-size-asian="24pt" style:font-size-complex="24pt"/>
    </style:style>
    <style:style style:name="P16" style:family="paragraph">
      <style:paragraph-properties fo:text-align="start"/>
      <style:text-properties fo:color="#000000" fo:font-size="24pt" style:font-size-asian="24pt" style:font-size-complex="24pt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paragraph-properties fo:text-align="center"/>
      <style:text-properties fo:color="#000080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fo:font-size="24pt" style:font-size-asian="24pt" style:font-size-complex="24pt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2" style:family="text">
      <style:text-properties style:text-line-through-style="soli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orting the Linux Kernel to <text:line-break/>the Ajit Processor Platform</text:p>
          </draw:text-box>
        </draw:frame>
        <draw:frame presentation:style-name="pr2" draw:layer="layout" svg:width="24.639cm" svg:height="12.179cm" svg:x="1.4cm" svg:y="4.914cm" presentation:class="subtitle">
          <draw:text-box>
            <text:p>Neha Karanjkar</text:p>
            <text:p>30 January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The kernel's memory layout</text:p>
              </text:list-item>
              <text:list-item>
                <text:p>A minimal bootloader</text:p>
              </text:list-item>
              <text:list-item>
                <text:p>The initial memory map in the Ajit system</text:p>
              </text:list-item>
              <text:list-item>
                <text:p>The Ajit_linux kernel</text:p>
              </text:list-item>
              <text:list-item>
                <text:p>Generating the 'kernel+bootloader' memory ma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kernel's memory layout</text:p>
          </draw:text-box>
        </draw:frame>
        <draw:frame presentation:style-name="pr4" draw:layer="layout" svg:width="25cm" svg:height="14.286cm" svg:x="1.4cm" svg:y="4.914cm" presentation:class="outline" presentation:user-transformed="true">
          <draw:text-box>
            <text:list text:style-name="L2">
              <text:list-item>
                <text:p>If each user process has its own virtual address space, how can a user process access kernel routines ?</text:p>
                <text:p/>
                <text:p><text:span text:style-name="T1">Convention followed by the Linux kernel (architecture independant)</text:span></text:p>
              </text:list-item>
              <text:list-item>
                <text:p>A part of each user process' virtual address space is reserved for the kernel. The set of virtual addresses reserved for the kernel is fixed (0xC0000000 to 0xFFFFFFFF, total 1GB)</text:p>
              </text:list-item>
              <text:list-item>
                <text:p>Further, the kernel is always present (at a fixed location ) in physical memory and never swapped out. The physical address of the kernel in memory is an architecture-specific parameter. </text:p>
                <text:p><text:span text:style-name="T1">Convention followed by the Linux kernel <text:s/>(Sparc-v8 specific, fixed) :</text:span></text:p>
              </text:list-item>
              <text:list-item>
                <text:p>The kernel symbols begin at virtual address 0xF0004000. The kernel assumes that this virtual address is mapped to physical address 0x00004000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g>
          <draw:g>
            <draw:custom-shape draw:style-name="gr2" draw:text-style-name="P2" draw:layer="layout" svg:width="6cm" svg:height="9.4cm" svg:x="13.298cm" svg:y="4.998cm">
              <text:p text:style-name="P2"><text:span text:style-name="T1"/></text:p>
              <text:p text:style-name="P2"><text:span text:style-name="T1"/></text:p>
              <text:p text:style-name="P2"><text:span text:style-name="T1">User space</text:span></text:p>
              <text:p text:style-name="P2"/>
              <text:p text:style-name="P2">0x00000000</text:p>
              <text:p text:style-name="P2">to</text:p>
              <text:p text:style-name="P2">0xBFFFFFFF</text:p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6cm" svg:height="3.6cm" svg:x="13.298cm" svg:y="14.398cm">
              <text:p text:style-name="P2"><text:span text:style-name="T1">Kernel space</text:span></text:p>
              <text:p text:style-name="P2">0xC0000000</text:p>
              <text:p text:style-name="P2">to</text:p>
              <text:p text:style-name="P2">0xFFFFFFFF</text:p>
              <draw:enhanced-geometry svg:viewBox="0 0 21600 21600" draw:type="rectangle" draw:enhanced-path="M 0 0 L 21600 0 21600 21600 0 21600 0 0 Z N"/>
            </draw:custom-shape>
          </draw:g>
          <draw:frame draw:style-name="gr3" draw:text-style-name="P3" draw:layer="layout" svg:width="2.2cm" svg:height="3.195cm" svg:x="17.298cm" svg:y="5.203cm">
            <draw:text-box>
              <text:p><text:span text:style-name="T2">P 2</text:span></text:p>
            </draw:text-box>
          </draw:frame>
        </draw:g>
        <draw:frame presentation:style-name="pr1" draw:layer="layout" svg:width="25.199cm" svg:height="3.506cm" svg:x="1.4cm" svg:y="0.837cm" presentation:class="title">
          <draw:text-box>
            <text:p>The kernel's memory layout</text:p>
          </draw:text-box>
        </draw:frame>
        <draw:frame draw:style-name="gr4" draw:text-style-name="P4" draw:layer="layout" svg:width="18.6cm" svg:height="1.195cm" svg:x="5.4cm" svg:y="3.605cm">
          <draw:text-box>
            <text:p><text:span text:style-name="T3"><text:s/></text:span><text:span text:style-name="T3">virtual memory layout (for 32b architectures)</text:span></text:p>
          </draw:text-box>
        </draw:frame>
        <draw:frame draw:style-name="gr5" draw:layer="layout" svg:width="2.2cm" svg:height="1.8cm" svg:x="6.8cm" svg:y="9.9cm">
          <draw:text-box>
            <text:p>3 GB</text:p>
          </draw:text-box>
        </draw:frame>
        <draw:frame draw:style-name="gr5" draw:layer="layout" svg:width="2.2cm" svg:height="1.8cm" svg:x="6.8cm" svg:y="17.1cm">
          <draw:text-box>
            <text:p>1 GB</text:p>
          </draw:text-box>
        </draw:frame>
        <draw:g>
          <draw:g>
            <draw:custom-shape draw:style-name="gr2" draw:text-style-name="P2" draw:layer="layout" svg:width="6cm" svg:height="9.4cm" svg:x="11.399cm" svg:y="5.999cm">
              <text:p text:style-name="P2"><text:span text:style-name="T1"/></text:p>
              <text:p text:style-name="P2"><text:span text:style-name="T1"/></text:p>
              <text:p text:style-name="P2"><text:span text:style-name="T1">User space</text:span></text:p>
              <text:p text:style-name="P2"/>
              <text:p text:style-name="P2">0x00000000</text:p>
              <text:p text:style-name="P2">to</text:p>
              <text:p text:style-name="P2">0xBFFFFFFF</text:p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6cm" svg:height="3.6cm" svg:x="11.399cm" svg:y="15.399cm">
              <text:p text:style-name="P2"><text:span text:style-name="T1">Kernel space</text:span></text:p>
              <text:p text:style-name="P2">0xC0000000</text:p>
              <text:p text:style-name="P2">to</text:p>
              <text:p text:style-name="P2">0xFFFFFFFF</text:p>
              <draw:enhanced-geometry svg:viewBox="0 0 21600 21600" draw:type="rectangle" draw:enhanced-path="M 0 0 L 21600 0 21600 21600 0 21600 0 0 Z N"/>
            </draw:custom-shape>
          </draw:g>
          <draw:frame draw:style-name="gr3" draw:text-style-name="P3" draw:layer="layout" svg:width="2.2cm" svg:height="3.195cm" svg:x="15.399cm" svg:y="6.204cm">
            <draw:text-box>
              <text:p><text:span text:style-name="T2">P 1</text:span></text:p>
            </draw:text-box>
          </draw:frame>
        </draw:g>
        <draw:g>
          <draw:g>
            <draw:custom-shape draw:style-name="gr2" draw:text-style-name="P2" draw:layer="layout" svg:width="6cm" svg:height="9.4cm" svg:x="9.4cm" svg:y="6.9cm">
              <text:p text:style-name="P2"><text:span text:style-name="T1"/></text:p>
              <text:p text:style-name="P2"><text:span text:style-name="T1"/></text:p>
              <text:p text:style-name="P2"><text:span text:style-name="T1">User space</text:span></text:p>
              <text:p text:style-name="P2"/>
              <text:p text:style-name="P2">0x00000000</text:p>
              <text:p text:style-name="P2">to</text:p>
              <text:p text:style-name="P2">0xBFFFFFFF</text:p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6cm" svg:height="3.6cm" svg:x="9.4cm" svg:y="16.3cm">
              <text:p text:style-name="P2"><text:span text:style-name="T1">Kernel space</text:span></text:p>
              <text:p text:style-name="P2">0xC0000000</text:p>
              <text:p text:style-name="P2">to</text:p>
              <text:p text:style-name="P2">0xFFFFFFFF</text:p>
              <draw:enhanced-geometry svg:viewBox="0 0 21600 21600" draw:type="rectangle" draw:enhanced-path="M 0 0 L 21600 0 21600 21600 0 21600 0 0 Z N"/>
            </draw:custom-shape>
          </draw:g>
          <draw:frame draw:style-name="gr3" draw:text-style-name="P3" draw:layer="layout" svg:width="2.2cm" svg:height="3.195cm" svg:x="13.4cm" svg:y="7.105cm">
            <draw:text-box>
              <text:p><text:span text:style-name="T2">P 0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10.691cm" svg:x="1.401cm" svg:y="-3.8cm" presentation:class="title" presentation:user-transformed="true">
          <draw:text-box>
            <text:p>The Ajit system memory layout</text:p>
          </draw:text-box>
        </draw:frame>
        <draw:line draw:style-name="gr6" draw:text-style-name="P2" draw:layer="layout" svg:x1="6.723cm" svg:y1="11.058cm" svg:x2="6.723cm" svg:y2="12.841cm">
          <text:p/>
        </draw:line>
        <draw:line draw:style-name="gr7" draw:text-style-name="P2" draw:layer="layout" svg:x1="8.592cm" svg:y1="11.058cm" svg:x2="8.592cm" svg:y2="14.268cm">
          <text:p/>
        </draw:line>
        <draw:frame draw:style-name="gr8" draw:text-style-name="P5" draw:layer="layout" svg:width="3.292cm" svg:height="1.916cm" svg:x="4.816cm" svg:y="12.769cm">
          <draw:text-box>
            <text:p><text:span text:style-name="T4">0x00000000</text:span></text:p>
            <text:p><text:span text:style-name="T4">Bootloader </text:span></text:p>
            <text:p><text:span text:style-name="T4">start</text:span></text:p>
          </draw:text-box>
        </draw:frame>
        <draw:frame draw:style-name="gr8" draw:text-style-name="P5" draw:layer="layout" svg:width="3.292cm" svg:height="1.476cm" svg:x="6.839cm" svg:y="14.339cm">
          <draw:text-box>
            <text:p><text:span text:style-name="T4">Device tree blob</text:span></text:p>
          </draw:text-box>
        </draw:frame>
        <draw:line draw:style-name="gr7" draw:text-style-name="P2" draw:layer="layout" svg:x1="12.923cm" svg:y1="10.954cm" svg:x2="12.923cm" svg:y2="18.367cm">
          <text:p/>
        </draw:line>
        <draw:frame draw:style-name="gr8" draw:text-style-name="P5" draw:layer="layout" svg:width="3.292cm" svg:height="1.476cm" svg:x="10.954cm" svg:y="18.708cm">
          <draw:text-box>
            <text:p><text:span text:style-name="T4">0x00004000</text:span></text:p>
            <text:p><text:span text:style-name="T4">Kernel start</text:span></text:p>
          </draw:text-box>
        </draw:frame>
        <draw:line draw:style-name="gr7" draw:text-style-name="P2" draw:layer="layout" svg:x1="10.392cm" svg:y1="11.058cm" svg:x2="10.392cm" svg:y2="15.296cm">
          <text:p/>
        </draw:line>
        <draw:frame draw:style-name="gr9" draw:text-style-name="P5" draw:layer="layout" svg:width="3.498cm" svg:height="5.261cm" svg:x="8.547cm" svg:y="15.629cm">
          <draw:text-box>
            <text:p><text:span text:style-name="T4">0x00001000-</text:span></text:p>
            <text:p><text:span text:style-name="T4">0x00002000</text:span></text:p>
            <text:p><text:span text:style-name="T4">Bootloader initial page tables</text:span></text:p>
          </draw:text-box>
        </draw:frame>
        <draw:frame draw:style-name="gr10" draw:layer="layout" svg:width="6.43cm" svg:height="1.635cm" svg:x="0.57cm" svg:y="9.4cm">
          <draw:text-box>
            <text:p>Physical memory</text:p>
          </draw:text-box>
        </draw:frame>
        <draw:custom-shape draw:style-name="gr11" draw:text-style-name="P2" draw:layer="layout" svg:width="17.074cm" svg:height="1.3cm" svg:x="6.723cm" svg:y="5.376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6.43cm" svg:height="1.635cm" svg:x="0.6cm" svg:y="5.376cm">
          <draw:text-box>
            <text:p>Virtual addr space</text:p>
          </draw:text-box>
        </draw:frame>
        <draw:custom-shape draw:style-name="gr11" draw:text-style-name="P2" draw:layer="layout" svg:width="2.184cm" svg:height="1.2cm" svg:x="10.784cm" svg:y="9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3.876cm" svg:height="1.2cm" svg:x="12.999cm" svg:y="9.559cm">
          <text:p text:style-name="P2"><text:span text:style-name="T5">Kernel 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6.914cm" svg:height="1.2cm" svg:x="16.875cm" svg:y="9.55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91cm" svg:height="1.2cm" svg:x="6.698cm" svg:y="9.559cm">
          <text:p text:style-name="P2"><text:span text:style-name="T5">Bootloader ex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2.184cm" svg:height="1.2cm" svg:x="16.659cm" svg:y="5.4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3.876cm" svg:height="1.2cm" svg:x="18.874cm" svg:y="5.434cm">
          <text:p text:style-name="P2"><text:span text:style-name="T5">Kernel 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4.091cm" svg:height="1.2cm" svg:x="12.573cm" svg:y="5.434cm">
          <text:p text:style-name="P2"><text:span text:style-name="T5">Bootloader ex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2" draw:layer="layout" svg:x1="6.692cm" svg:y1="9.538cm" svg:x2="12.599cm" svg:y2="6.676cm">
          <text:p/>
        </draw:line>
        <draw:line draw:style-name="gr13" draw:text-style-name="P2" draw:layer="layout" svg:x1="16.937cm" svg:y1="9.476cm" svg:x2="22.69cm" svg:y2="6.738cm">
          <text:p/>
        </draw:line>
        <draw:frame draw:style-name="gr8" draw:text-style-name="P5" draw:layer="layout" svg:width="3.292cm" svg:height="1.476cm" svg:x="11.522cm" svg:y="3.478cm">
          <draw:text-box>
            <text:p><text:span text:style-name="T4">0xf0000000</text:span></text:p>
            <text:p><text:span text:style-name="T4"/></text:p>
          </draw:text-box>
        </draw:frame>
        <draw:frame draw:style-name="gr8" draw:text-style-name="P5" draw:layer="layout" svg:width="3.292cm" svg:height="1.476cm" svg:x="17.724cm" svg:y="3.416cm">
          <draw:text-box>
            <text:p><text:span text:style-name="T4">0xf0004000</text:span></text:p>
            <text:p><text:span text:style-name="T4"/></text:p>
          </draw:text-box>
        </draw:frame>
        <draw:line draw:style-name="gr14" draw:text-style-name="P2" draw:layer="layout" svg:x1="12.63cm" svg:y1="4.369cm" svg:x2="12.635cm" svg:y2="5.328cm">
          <text:p/>
        </draw:line>
        <draw:line draw:style-name="gr14" draw:text-style-name="P2" draw:layer="layout" svg:x1="18.806cm" svg:y1="4.345cm" svg:x2="18.811cm" svg:y2="5.304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Minimal Bootloader for the Ajit Processor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Kernel is already placed in memory at the correct physical address (0x00004000)</text:p>
              </text:list-item>
              <text:list-item>
                <text:p>The Bootloader needs to:</text:p>
                <text:list>
                  <text:list-item>
                    <text:p>Initialize registers (zero out reg file, initialize stack ptr)</text:p>
                  </text:list-item>
                  <text:list-item>
                    <text:p>Setup initial page tables and enable the MMU</text:p>
                  </text:list-item>
                  <text:list-item>
                    <text:p>Populate a “romvec” structure through which</text:p>
                    <text:p>hardware information is passed to the kernel</text:p>
                  </text:list-item>
                  <text:list-item>
                    <text:p>Jump to start of kernel (address 0xF0004000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Romvec Structur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mportant fields:</text:p>
                <text:list>
                  <text:list-item>
                    <text:p>Pointer to a putchar() routine. The kernel printk's in-turn uses this putchar routine.</text:p>
                  </text:list-item>
                  <text:list-item>
                    <text:p>Information about available memory.</text:p>
                  </text:list-item>
                  <text:list-item>
                    <text:p>The nodeops. <text:s/>The nodeops consist of:</text:p>
                    <text:list>
                      <text:list-item>
                        <text:p>A device tree data-structure containing info about hardware (also called a device tree blob)</text:p>
                      </text:list-item>
                      <text:list-item>
                        <text:p>Routines to traverse this data structre.</text:p>
                      </text:list-item>
                    </text:list>
                  </text:list-item>
                  <text:list-item>
                    <text:p>The Ajit bootloader only passes a pointer to <text:s/>the device tree blob. The routines to traverse this blob are defined in the kernel. The routines are implemented as wrappers arount the standard flattened devices tree routines (in libfdt.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Ajit_linux Kernel</text:p>
          </draw:text-box>
        </draw:frame>
        <draw:frame presentation:style-name="pr4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Derived from Linux 3.16.1</text:p>
              </text:list-item>
              <text:list-item>
                <text:p>Modifications limited to <text:s/>arch/sparc/ </text:p>
                <text:list>
                  <text:list-item>
                    <text:p>At kernel entry <text:s/>(head_32.s, setup_32.c)</text:p>
                  </text:list-item>
                  <text:list-item>
                    <text:p>Supplying machine-info to the kernel using device tree routines (arch/sparc/Ajit/ folder)</text:p>
                  </text:list-item>
                  <text:list-item>
                    <text:p>Low-level timer and interrupt-controller routines (Ajit_irq.c)</text:p>
                  </text:list-item>
                  <text:list-item>
                    <text:p>MMU routines (Ajit_srmmu.c)</text:p>
                  </text:list-item>
                </text:list>
              </text:list-item>
              <text:list-item>
                <text:p>Serial device driver (Ajit_serial.c) added to /drivers/tty/seria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Ajit_linux Kernel</text:p>
          </draw:text-box>
        </draw:frame>
        <draw:frame presentation:style-name="pr4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<text:span text:style-name="T1">Kernel entry:</text:span></text:p>
              </text:list-item>
              <text:list-item>
                <text:p>The kernel's trap tables are located at the start of <text:s/>kernel address space.(/arch/sparc/kernel/ttable_32.S)</text:p>
              </text:list-item>
              <text:list-item>
                <text:p>The reset trap handler (located at 0xF0004000) jumps to the symbol “gokernel” (in /arch/sparc/kernel/head_32.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rating the kernel memory map</text:p>
          </draw:text-box>
        </draw:frame>
        <draw:frame presentation:style-name="pr4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Detailed documentation at :</text:p>
                <text:p>/os/Ajit_linux/Documentation/README</text:p>
              </text:list-item>
              <text:list-item>
                <text:p>Script for the overall flow:</text:p>
                <text:list>
                  <text:list-header>
                    <text:p>/os/Ajit_linux/GeneratememMapForAjit.sh</text:p>
                  </text:list-header>
                </text:list>
              </text:list-item>
              <text:list-item>
                <text:p><text:span text:style-name="T1">Required:</text:span></text:p>
                <text:list>
                  <text:list-item>
                    <text:p>Buildroot </text:p>
                    <text:p>See /os/Ajit_linux/Documentation/README</text:p>
                  </text:list-item>
                  <text:list-item>
                    <text:p>Sparc-v8 cross compiler toolchain (installed)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15" draw:text-style-name="P2" draw:layer="layout" svg:width="7.8cm" svg:height="1.8cm" svg:x="8.8cm" svg:y="14.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Generating the kernel memory map</text:p>
          </draw:text-box>
        </draw:frame>
        <draw:frame draw:style-name="gr16" draw:text-style-name="P7" draw:layer="layout" svg:width="12.6cm" svg:height="1.195cm" svg:x="6.6cm" svg:y="14.7cm">
          <draw:text-box>
            <text:p text:style-name="P2"><text:span text:style-name="T3">Ajit_device_tree.S</text:span></text:p>
          </draw:text-box>
        </draw:frame>
        <draw:frame draw:style-name="gr17" draw:text-style-name="P7" draw:layer="layout" svg:width="24.4cm" svg:height="2.4cm" svg:x="1.2cm" svg:y="16.9cm">
          <draw:text-box>
            <text:p text:style-name="P2"><text:span text:style-name="T3">(The file Ajit_device_tree.S is then linked together with the bootloader code to generate a single bootloader executable)</text:span></text:p>
          </draw:text-box>
        </draw:frame>
        <draw:frame draw:style-name="gr18" draw:text-style-name="P7" draw:layer="layout" svg:width="25.2cm" svg:height="1.195cm" svg:x="1.4cm" svg:y="7.805cm">
          <draw:text-box>
            <text:p text:style-name="P2"><text:span text:style-name="T2">Device tree</text:span><text:span text:style-name="T3"> </text:span><text:span text:style-name="T6">(/arch/sparc/Ajit/device_tree/Ajit_device_tree.dts)</text:span></text:p>
          </draw:text-box>
        </draw:frame>
        <draw:line draw:style-name="gr19" draw:text-style-name="P2" draw:layer="layout" svg:x1="12.6cm" svg:y1="9cm" svg:x2="12.6cm" svg:y2="13.9cm">
          <text:p/>
        </draw:line>
        <draw:frame draw:style-name="gr20" draw:text-style-name="P8" draw:layer="layout" svg:width="22.2cm" svg:height="2.139cm" svg:x="2.4cm" svg:y="10.2cm">
          <draw:text-box>
            <text:p text:style-name="P2"><text:span text:style-name="T7">compile_device_tree.sh</text:span></text:p>
            <text:p text:style-name="P2"><text:span text:style-name="T8">uses device tree compiler (dtc) <text:s/>+ <text:s/>patch</text:span></text:p>
          </draw:text-box>
        </draw:frame>
        <draw:frame draw:style-name="gr18" draw:text-style-name="P10" draw:layer="layout" svg:width="25.2cm" svg:height="3.083cm" svg:x="1.6cm" svg:y="3.861cm">
          <draw:text-box>
            <text:p text:style-name="P9"><text:span text:style-name="T9">The bootloader passes hardware info to the kernel through a device tree blob. The first step is to compile this device tree into assembl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21" draw:text-style-name="P11" draw:layer="layout" svg:width="4.2cm" svg:height="6.2cm" svg:x="23cm" svg:y="13.2cm">
          <text:p text:style-name="P2"><text:span text:style-name="T10">Kernel </text:span></text:p>
          <text:p text:style-name="P2"><text:span text:style-name="T10">Executable </text:span></text:p>
          <text:p text:style-name="P2"><text:span text:style-name="T10">(vmlinux)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Generating the kernel memory map</text:p>
          </draw:text-box>
        </draw:frame>
        <draw:frame draw:style-name="gr22" draw:text-style-name="P13" draw:layer="layout" svg:width="12.6cm" svg:height="2.139cm" svg:x="0.8cm" svg:y="5.261cm">
          <draw:text-box>
            <text:p text:style-name="P12"><text:span text:style-name="T2">Kernel source</text:span><text:span text:style-name="T3"> (Ajit_linux_3.16.1)</text:span></text:p>
          </draw:text-box>
        </draw:frame>
        <draw:frame draw:style-name="gr23" draw:text-style-name="P14" draw:layer="layout" svg:width="6cm" svg:height="1.195cm" svg:x="18.6cm" svg:y="9.8cm">
          <draw:text-box>
            <text:p><text:span text:style-name="T7">Buildroot</text:span></text:p>
          </draw:text-box>
        </draw:frame>
        <draw:frame draw:style-name="gr24" draw:text-style-name="P15" draw:layer="layout" svg:width="15.8cm" svg:height="1.195cm" svg:x="0.6cm" svg:y="8.805cm">
          <draw:text-box>
            <text:p text:style-name="P2"><text:span text:style-name="T11">Buildroot configuration</text:span><text:span text:style-name="T8"> (Ajit_defconfig)</text:span></text:p>
          </draw:text-box>
        </draw:frame>
        <draw:frame draw:style-name="gr25" draw:text-style-name="P16" draw:layer="layout" svg:width="13.4cm" svg:height="2.139cm" svg:x="0.6cm" svg:y="11cm">
          <draw:text-box>
            <text:p text:style-name="P12"><text:span text:style-name="T11">Linux kernel configuration</text:span></text:p>
            <text:p text:style-name="P12"><text:span text:style-name="T8">(Ajit_minimal_linux_kernel.config)</text:span></text:p>
          </draw:text-box>
        </draw:frame>
        <draw:frame draw:style-name="gr25" draw:text-style-name="P16" draw:layer="layout" svg:width="18.6cm" svg:height="4.971cm" svg:x="0.6cm" svg:y="14.229cm">
          <draw:text-box>
            <text:p text:style-name="P12"><text:span text:style-name="T11">Initramfs contents</text:span></text:p>
            <text:p text:style-name="P12"><text:span text:style-name="T8">rootfs.cpio (generated by buildroot)</text:span></text:p>
            <text:p text:style-name="P12"><text:span text:style-name="T11">+</text:span></text:p>
            <text:p text:style-name="P12"><text:span text:style-name="T11">Rootfs Overlay</text:span><text:span text:style-name="T8"> </text:span></text:p>
            <text:p text:style-name="P12"><text:span text:style-name="T8">(Ajit_buildroot_configs/board/rootfs_overlay/)</text:span></text:p>
          </draw:text-box>
        </draw:frame>
        <draw:custom-shape draw:style-name="gr26" draw:text-style-name="P2" draw:layer="layout" svg:width="2cm" svg:height="12.6cm" svg:x="16.2cm" svg:y="4.8cm">
          <text:p/>
          <draw:enhanced-geometry svg:viewBox="0 0 21600 21600" draw:glue-points="0 0 0 21600 21600 10800" draw:text-areas="0 ?f9 7800 ?f10" draw:type="right-brace" draw:modifiers="1800 9226.7555488220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7" draw:text-style-name="P2" draw:layer="layout" draw:line-skew="1.149cm" svg:x1="23.301cm" svg:y1="10.4cm" svg:x2="25.6cm" svg:y2="12.69cm" svg:d="m23301 10400h2299v2290 0" svg:viewBox="0 0 2300 2291">
          <text:p/>
        </draw:connecto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21" draw:text-style-name="P17" draw:layer="layout" svg:width="9cm" svg:height="1.6cm" svg:x="8.552cm" svg:y="17.72cm">
          <text:p text:style-name="P2"><text:span text:style-name="T1">MEMORY MAP FILE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Generating the kernel memory map</text:p>
          </draw:text-box>
        </draw:frame>
        <draw:frame draw:style-name="gr28" draw:layer="layout" svg:width="12cm" svg:height="1.187cm" svg:x="3cm" svg:y="8.7cm">
          <draw:text-box>
            <text:p/>
          </draw:text-box>
        </draw:frame>
        <draw:frame draw:style-name="gr16" draw:text-style-name="P7" draw:layer="layout" svg:width="12.6cm" svg:height="1.195cm" svg:x="1.2cm" svg:y="10.705cm">
          <draw:text-box>
            <text:p text:style-name="P2"><text:span text:style-name="T3">Bootloader executable</text:span></text:p>
          </draw:text-box>
        </draw:frame>
        <draw:frame draw:style-name="gr16" draw:text-style-name="P7" draw:layer="layout" svg:width="12.6cm" svg:height="1.195cm" svg:x="13.4cm" svg:y="10.805cm">
          <draw:text-box>
            <text:p text:style-name="P2"><text:span text:style-name="T3">Kernel executable (vmlinux)</text:span></text:p>
          </draw:text-box>
        </draw:frame>
        <draw:frame draw:style-name="gr16" draw:text-style-name="P14" draw:layer="layout" svg:width="12.6cm" svg:height="1.195cm" svg:x="8.6cm" svg:y="14.305cm">
          <draw:text-box>
            <text:p><text:span text:style-name="T7">vmlinuxToMemmap.py</text:span></text:p>
          </draw:text-box>
        </draw:frame>
        <draw:line draw:style-name="gr29" draw:text-style-name="P2" draw:layer="layout" svg:x1="8cm" svg:y1="11.9cm" svg:x2="10.2cm" svg:y2="14.1cm">
          <text:p/>
        </draw:line>
        <draw:line draw:style-name="gr29" draw:text-style-name="P2" draw:layer="layout" svg:x1="17.2cm" svg:y1="12cm" svg:x2="14.2cm" svg:y2="14.305cm">
          <text:p/>
        </draw:line>
        <draw:line draw:style-name="gr29" draw:text-style-name="P2" draw:layer="layout" svg:x1="12.4cm" svg:y1="15.5cm" svg:x2="12.4cm" svg:y2="17.9cm">
          <text:p/>
        </draw:line>
        <draw:frame draw:style-name="gr16" draw:text-style-name="P7" draw:layer="layout" svg:width="12.6cm" svg:height="2.139cm" svg:x="0cm" svg:y="3.6cm">
          <draw:text-box>
            <text:p text:style-name="P2"><text:span text:style-name="T3">Bootloader source code</text:span></text:p>
            <text:p text:style-name="P2"><text:span text:style-name="T3">(AjitBootloader.C)</text:span></text:p>
          </draw:text-box>
        </draw:frame>
        <draw:line draw:style-name="gr29" draw:text-style-name="P2" draw:layer="layout" svg:x1="6.8cm" svg:y1="5.695cm" svg:x2="6.8cm" svg:y2="8cm">
          <text:p/>
        </draw:line>
        <draw:frame draw:style-name="gr30" draw:text-style-name="P18" draw:layer="layout" svg:width="12.6cm" svg:height="1.195cm" svg:x="1.4cm" svg:y="8cm">
          <draw:text-box>
            <text:p text:style-name="P2"><text:span text:style-name="T7">compileBootloader.py</text:span></text:p>
          </draw:text-box>
        </draw:frame>
        <draw:frame draw:style-name="gr16" draw:text-style-name="P7" draw:layer="layout" svg:width="12.6cm" svg:height="1.195cm" svg:x="-0.4cm" svg:y="12.51cm">
          <draw:text-box>
            <text:p text:style-name="P2"><text:span text:style-name="T3">offset=0 </text:span></text:p>
          </draw:text-box>
        </draw:frame>
        <draw:frame draw:style-name="gr16" draw:text-style-name="P7" draw:layer="layout" svg:width="12.6cm" svg:height="1.195cm" svg:x="14cm" svg:y="12.705cm">
          <draw:text-box>
            <text:p text:style-name="P2"><text:span text:style-name="T3">offset= - 0xF0000000 </text:span></text:p>
          </draw:text-box>
        </draw:frame>
        <draw:frame draw:style-name="gr16" draw:text-style-name="P7" draw:layer="layout" svg:width="12.6cm" svg:height="1.195cm" svg:x="9.8cm" svg:y="4.605cm">
          <draw:text-box>
            <text:p text:style-name="P2"><text:span text:style-name="T3">Ajit_device_tree.S</text:span></text:p>
          </draw:text-box>
        </draw:frame>
        <draw:line draw:style-name="gr29" draw:text-style-name="P2" draw:layer="layout" svg:x1="12.4cm" svg:y1="5.6cm" svg:x2="8.2cm" svg:y2="8cm">
          <text:p/>
        </draw:line>
        <draw:line draw:style-name="gr29" draw:text-style-name="P2" draw:layer="layout" svg:x1="6.8cm" svg:y1="9.095cm" svg:x2="6.8cm" svg:y2="10.705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<text:span text:style-name="T12">Make the device tree blob + romvec a part of the bootloader</text:span> : DONE</text:p>
              </text:list-item>
              <text:list-item>
                <text:p><text:span text:style-name="T12">Pass device-related information to the kernel solely through the device tree (not hard-wired into the kernel)</text:span>: DONE</text:p>
              </text:list-item>
              <text:list-item>
                <text:p>Pass kernel arguments solely through the device tree (not hard-wired into the kernel)</text:p>
              </text:list-item>
              <text:list-item>
                <text:p><text:span text:style-name="T12">Stack pointer initialization in the bootloader</text:span>: DONE</text:p>
              </text:list-item>
              <text:list-item>
                <text:p><text:span text:style-name="T12">Modify the bootloader to support a small-sized physical memory</text:span> : DON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Contributors</text:p>
          </draw:text-box>
        </draw:frame>
        <draw:frame presentation:style-name="pr4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<text:span text:style-name="T2">Renju Boben </text:span><text:span text:style-name="T3">: Kernel modifications at the entry (romvec and device tree), Kernel compilation flow using Buildroot</text:span></text:p>
              </text:list-item>
              <text:list-item>
                <text:p><text:span text:style-name="T2">Harshal Kalyane</text:span><text:span text:style-name="T3"> : MMU validation, UART driver</text:span></text:p>
              </text:list-item>
              <text:list-item>
                <text:p><text:span text:style-name="T2">Aniket Deshmukh</text:span><text:span text:style-name="T3"> : Low level-timer interfacing, low-level UART interfacing, UART driver, Ajit_bootloader</text:span></text:p>
              </text:list-item>
              <text:list-item>
                <text:p><text:span text:style-name="T2">Yeshwanth</text:span><text:span text:style-name="T3"> : Low-level timer interfacing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mr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ha Karanjkar</meta:initial-creator>
    <meta:creation-date>2016-09-19T09:58:58</meta:creation-date>
    <dc:date>2017-01-31T11:09:33</dc:date>
    <dc:creator>Neha Karanjkar</dc:creator>
    <meta:editing-duration>PT2H58M32S</meta:editing-duration>
    <meta:editing-cycles>57</meta:editing-cycles>
    <meta:generator>LibreOffice/3.5$Linux_X86_64 LibreOffice_project/350m1$Build-2</meta:generator>
    <meta:document-statistic meta:object-count="149"/>
  </office:meta>
</office:document-meta>
</file>